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cm" svg:stroke-color="#0000ff" draw:marker-start="Circle" draw:marker-start-width="0.35cm" draw:marker-end="Arrowheads_20_1" draw:marker-end-width="0.35cm" draw:textarea-horizontal-align="center" draw:textarea-vertical-align="middle"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1.897cm" fo:min-width="5.48cm"/>
      <style:paragraph-properties style:writing-mode="lr-tb"/>
    </style:style>
    <style:style style:name="gr3" style:family="graphic" style:parent-style-name="standard">
      <style:graphic-properties draw:fill="none" draw:textarea-horizontal-align="left" draw:textarea-vertical-align="top" draw:auto-grow-height="false"/>
      <style:paragraph-properties style:writing-mode="lr-tb"/>
    </style:style>
    <style:style style:name="gr4" style:family="graphic" style:parent-style-name="standard">
      <style:graphic-properties svg:stroke-width="0.1cm" svg:stroke-color="#0000ff" draw:marker-start="" draw:marker-start-width="0.35cm" draw:marker-end="" draw:marker-end-width="0.35cm" draw:textarea-horizontal-align="center"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789cm" fo:min-width="1.475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789cm" fo:min-width="3.685cm"/>
      <style:paragraph-properties style:writing-mode="lr-tb"/>
    </style:style>
    <style:style style:name="gr7" style:family="graphic" style:parent-style-name="standard">
      <style:graphic-properties svg:stroke-width="0.1cm" svg:stroke-color="#000000" draw:marker-start="Circle" draw:marker-start-width="0.35cm" draw:marker-end="Arrowheads_20_1" draw:marker-end-width="0.35cm" draw:textarea-horizontal-align="center" draw:textarea-vertical-align="middle" fo:padding-top="0.175cm" fo:padding-bottom="0.175cm" fo:padding-left="0.3cm" fo:padding-right="0.3cm"/>
    </style:style>
    <style:style style:name="gr8" style:family="graphic" style:parent-style-name="standard">
      <style:graphic-properties svg:stroke-width="0.1cm" svg:stroke-color="#000000" draw:marker-start="" draw:marker-start-width="0.35cm" draw:marker-end="" draw:marker-end-width="0.35cm" draw:textarea-horizontal-align="center" draw:textarea-vertical-align="middle" fo:padding-top="0.175cm" fo:padding-bottom="0.175cm" fo:padding-left="0.3cm" fo:padding-right="0.3cm"/>
    </style:style>
    <style:style style:name="gr9" style:family="graphic" style:parent-style-name="standard">
      <style:graphic-properties draw:stroke="none" svg:stroke-color="#000000" draw:fill="none" draw:fill-color="#ffffff" draw:textarea-horizontal-align="left" draw:auto-grow-height="true" draw:auto-grow-width="true" fo:min-height="1.423cm" fo:min-width="4.282cm"/>
      <style:paragraph-properties style:writing-mode="lr-tb"/>
    </style:style>
    <style:style style:name="gr10" style:family="graphic" style:parent-style-name="standard">
      <style:graphic-properties draw:textarea-horizontal-align="justify" draw:textarea-vertical-align="middle" draw:auto-grow-height="false" fo:min-height="0cm" fo:min-width="0cm" fo:wrap-option="no-wrap"/>
      <style:paragraph-properties style:writing-mode="lr-tb"/>
    </style:style>
    <style:style style:name="gr11" style:family="graphic" style:parent-style-name="standard">
      <style:graphic-properties draw:fill="none" draw:textarea-horizontal-align="left" draw:textarea-vertical-align="top" draw:auto-grow-height="false" fo:min-height="1.75cm" fo:min-width="2.158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89cm" fo:min-width="1.657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89cm" fo:min-width="3.689cm"/>
      <style:paragraph-properties style:writing-mode="lr-tb"/>
    </style:style>
    <style:style style:name="P1" style:family="paragraph">
      <style:paragraph-properties fo:text-align="center"/>
    </style:style>
    <style:style style:name="P2" style:family="paragraph">
      <loext:graphic-properties draw:fill="none" draw:fill-color="#ffffff"/>
      <style:paragraph-properties style:writing-mode="lr-tb"/>
      <style:text-properties fo:font-size="12pt" style:font-size-asian="12pt" style:font-size-complex="12pt"/>
    </style:style>
    <style:style style:name="P3" style:family="paragraph">
      <style:paragraph-properties fo:text-align="start" style:writing-mode="lr-tb"/>
      <style:text-properties fo:font-size="14pt" style:font-size-asian="14pt" style:font-size-complex="14pt"/>
    </style:style>
    <style:style style:name="P4" style:family="paragraph">
      <style:paragraph-properties fo:text-align="start" style:writing-mode="lr-tb">
        <style:tab-stops>
          <style:tab-stop style:position="0.518cm"/>
        </style:tab-stops>
      </style:paragraph-properties>
      <style:text-properties fo:font-size="14pt" style:font-size-asian="14pt" style:font-size-complex="14pt"/>
    </style:style>
    <style:style style:name="P5" style:family="paragraph">
      <loext:graphic-properties draw:fill="none"/>
      <style:paragraph-properties fo:text-align="start" style:writing-mode="lr-tb"/>
      <style:text-properties fo:font-size="14pt" style:font-size-asian="14pt" style:font-size-complex="14pt"/>
    </style:style>
    <style:style style:name="P6" style:family="paragraph">
      <loext:graphic-properties draw:fill="none" draw:fill-color="#ffffff"/>
      <style:paragraph-properties style:writing-mode="lr-tb"/>
      <style:text-properties fo:font-size="10pt" style:font-size-asian="10pt" style:font-size-complex="10pt"/>
    </style:style>
    <style:style style:name="P7" style:family="paragraph">
      <style:paragraph-properties fo:text-align="center" style:writing-mode="lr-tb"/>
    </style:style>
    <style:style style:name="T1" style:family="text">
      <style:text-properties fo:font-size="12pt" style:font-size-asian="12pt" style:font-size-complex="12pt"/>
    </style:style>
    <style:style style:name="T2" style:family="text">
      <style:text-properties fo:font-size="12pt" fo:font-style="italic" style:font-size-asian="12pt" style:font-style-asian="italic" style:font-size-complex="12pt" style:font-style-complex="italic"/>
    </style:style>
    <style:style style:name="T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 style:family="text">
      <style:text-properties fo:font-size="14pt" style:font-size-asian="14pt" style:font-size-complex="14pt"/>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01cm" svg:y1="5.806cm" svg:x2="17.94cm" svg:y2="5.795cm">
          <text:p/>
        </draw:line>
        <draw:frame draw:style-name="gr2" draw:text-style-name="P2" draw:layer="layout" svg:width="5.98cm" svg:height="2.147cm" svg:x="11.071cm" svg:y="5.835cm">
          <draw:text-box>
            <text:p><text:span text:style-name="T1">10.1.1.0/24 </text:span></text:p>
            <text:p><text:span text:style-name="T1">Production (blue) Network </text:span></text:p>
            <text:p><text:span text:style-name="T2">VBox Internal</text:span></text:p>
            <text:p><text:span text:style-name="T3">Note: No VBox DHCP Server</text:span></text:p>
          </draw:text-box>
        </draw:frame>
        <draw:custom-shape draw:style-name="gr3" draw:text-style-name="P5" draw:layer="layout" svg:width="2.658cm" svg:height="2cm" svg:x="2.809cm" svg:y="8.141cm">
          <text:p text:style-name="P3"><text:span text:style-name="T4">w01</text:span></text:p>
          <text:p text:style-name="P4"><text:span text:style-name="T1"><text:tab/></text:span></text:p>
          <draw:enhanced-geometry svg:viewBox="0 0 21600 21600" draw:type="rectangle" draw:enhanced-path="M 0 0 L 21600 0 21600 21600 0 21600 0 0 Z N"/>
        </draw:custom-shape>
        <draw:line draw:style-name="gr4" draw:text-style-name="P1" draw:layer="layout" svg:x1="4.084cm" svg:y1="8.135cm" svg:x2="4.084cm" svg:y2="5.843cm">
          <text:p/>
        </draw:line>
        <draw:frame draw:style-name="gr5" draw:text-style-name="P6" draw:layer="layout" svg:width="1.975cm" svg:height="1.039cm" svg:x="3.985cm" svg:y="7.172cm">
          <draw:text-box>
            <text:p><text:span text:style-name="T5">enp0s8:</text:span></text:p>
            <text:p><text:span text:style-name="T5">10.1.1.10</text:span></text:p>
          </draw:text-box>
        </draw:frame>
        <draw:frame draw:style-name="gr6" draw:text-style-name="P6" draw:layer="layout" svg:width="4.185cm" svg:height="1.039cm" svg:x="4.541cm" svg:y="10.251cm">
          <draw:text-box>
            <text:p><text:span text:style-name="T5">enp0s3:</text:span></text:p>
            <text:p><text:span text:style-name="T5">DHCP Client (</text:span><text:span text:style-name="T6">10.0.1.x</text:span><text:span text:style-name="T5">)]</text:span></text:p>
          </draw:text-box>
        </draw:frame>
        <draw:line draw:style-name="gr7" draw:text-style-name="P1" draw:layer="layout" svg:x1="2.01cm" svg:y1="12.107cm" svg:x2="13.041cm" svg:y2="12.057cm">
          <text:p/>
        </draw:line>
        <draw:line draw:style-name="gr8" draw:text-style-name="P1" draw:layer="layout" svg:x1="4.084cm" svg:y1="12.135cm" svg:x2="4.083cm" svg:y2="10.112cm">
          <text:p/>
        </draw:line>
        <draw:frame draw:style-name="gr9" draw:text-style-name="P2" draw:layer="layout" svg:width="4.782cm" svg:height="1.673cm" svg:x="3.868cm" svg:y="12.206cm">
          <draw:text-box>
            <text:p><text:span text:style-name="T1">10.0.2.0/24 </text:span></text:p>
            <text:p><text:span text:style-name="T1">Office (black) Network </text:span></text:p>
            <text:p><text:span text:style-name="T2">VBox NAT</text:span></text:p>
          </draw:text-box>
        </draw:frame>
        <draw:line draw:style-name="gr8" draw:text-style-name="P1" draw:layer="layout" svg:x1="11.097cm" svg:y1="14.018cm" svg:x2="11.096cm" svg:y2="11.995cm">
          <text:p/>
        </draw:line>
        <draw:custom-shape draw:style-name="gr10" draw:text-style-name="P7" draw:layer="layout" svg:width="5.281cm" svg:height="2.266cm" svg:x="8.53cm" svg:y="12.678cm">
          <text:p text:style-name="P7">Open 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5" draw:layer="layout" svg:width="2.658cm" svg:height="2cm" svg:x="4.309cm" svg:y="1.441cm">
          <text:p text:style-name="P3"><text:span text:style-name="T4">yoda</text:span></text:p>
          <text:p text:style-name="P4"><text:span text:style-name="T1"><text:tab/></text:span></text:p>
          <draw:enhanced-geometry svg:viewBox="0 0 21600 21600" draw:type="rectangle" draw:enhanced-path="M 0 0 L 21600 0 21600 21600 0 21600 0 0 Z N"/>
        </draw:custom-shape>
        <draw:frame draw:style-name="gr12" draw:text-style-name="P6" draw:layer="layout" svg:width="2.157cm" svg:height="1.039cm" svg:x="5.364cm" svg:y="3.366cm">
          <draw:text-box>
            <text:p><text:span text:style-name="T5">enp0s3:</text:span></text:p>
            <text:p><text:span text:style-name="T5">10.1.1.100</text:span></text:p>
          </draw:text-box>
        </draw:frame>
        <draw:line draw:style-name="gr4" draw:text-style-name="P1" draw:layer="layout" svg:x1="5.284cm" svg:y1="5.735cm" svg:x2="5.284cm" svg:y2="3.443cm">
          <text:p/>
        </draw:line>
        <draw:custom-shape draw:style-name="gr11" draw:text-style-name="P5" draw:layer="layout" svg:width="2.658cm" svg:height="2cm" svg:x="11.709cm" svg:y="1.441cm">
          <text:p text:style-name="P3"><text:span text:style-name="T4">New Server</text:span></text:p>
          <text:p text:style-name="P4"><text:span text:style-name="T1"><text:tab/></text:span></text:p>
          <draw:enhanced-geometry svg:viewBox="0 0 21600 21600" draw:type="rectangle" draw:enhanced-path="M 0 0 L 21600 0 21600 21600 0 21600 0 0 Z N"/>
        </draw:custom-shape>
        <draw:frame draw:style-name="gr13" draw:text-style-name="P6" draw:layer="layout" svg:width="4.189cm" svg:height="1.039cm" svg:x="12.764cm" svg:y="3.366cm">
          <draw:text-box>
            <text:p><text:span text:style-name="T5">enp0s3:</text:span></text:p>
            <text:p><text:span text:style-name="T5">10.1.1.150-200 (DHCP)</text:span></text:p>
          </draw:text-box>
        </draw:frame>
        <draw:line draw:style-name="gr4" draw:text-style-name="P1" draw:layer="layout" svg:x1="12.784cm" svg:y1="5.735cm" svg:x2="12.784cm" svg:y2="3.443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CA" style:font-name-asian="Arial1"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1-06-21T11:56:11</meta:creation-date>
    <dc:date>2022-07-24T10:53:37.133027858</dc:date>
    <meta:editing-duration>PT3H48M47S</meta:editing-duration>
    <meta:editing-cycles>24</meta:editing-cycles>
    <meta:generator>LibreOffice/6.4.7.2$Linux_X86_64 LibreOffice_project/40$Build-2</meta:generator>
    <meta:document-statistic meta:object-count="17"/>
  </office:meta>
</office:document-meta>
</file>